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start" style:justify-single-word="false"/>
      <style:text-properties fo:color="#000000" loext:opacity="100%" style:font-name="Courier 10 Pitch" fo:font-size="10pt" fo:font-weight="normal" officeooo:rsid="000b9f1b" officeooo:paragraph-rsid="00162a9a" style:font-size-asian="10pt" style:font-weight-asian="normal" style:font-size-complex="10pt" style:font-weight-complex="normal"/>
    </style:style>
    <style:style style:name="P2" style:family="paragraph" style:parent-style-name="Standard">
      <style:paragraph-properties fo:text-align="start" style:justify-single-word="false"/>
      <style:text-properties fo:color="#000000" loext:opacity="100%" style:font-name="Courier 10 Pitch" fo:font-size="10pt" fo:font-weight="normal" officeooo:rsid="000d5643" officeooo:paragraph-rsid="00177d2d" style:font-size-asian="10pt" style:font-weight-asian="normal" style:font-size-complex="10pt" style:font-weight-complex="normal"/>
    </style:style>
    <style:style style:name="P3" style:family="paragraph" style:parent-style-name="Standard">
      <style:paragraph-properties fo:text-align="start" style:justify-single-word="false"/>
      <style:text-properties fo:color="#000000" loext:opacity="100%" style:font-name="Courier 10 Pitch" fo:font-size="10pt" fo:font-weight="normal" officeooo:rsid="00081729" officeooo:paragraph-rsid="00096516"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color="#000000" loext:opacity="100%" style:font-name="Courier 10 Pitch" fo:font-size="10pt" fo:font-weight="normal" officeooo:rsid="001c00fc" officeooo:paragraph-rsid="001c00fc"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color="#000000" loext:opacity="100%" style:font-name="Courier 10 Pitch" fo:font-size="10pt" fo:font-weight="normal" officeooo:rsid="001c00fc" officeooo:paragraph-rsid="009d51f1"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color="#000000" loext:opacity="100%" style:font-name="Courier 10 Pitch" fo:font-size="10pt" fo:font-weight="normal" officeooo:rsid="001e9b41" officeooo:paragraph-rsid="001e9b41"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00" loext:opacity="100%" style:font-name="Courier 10 Pitch" fo:font-size="10pt" fo:font-weight="normal" officeooo:rsid="00207550" officeooo:paragraph-rsid="00207550"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loext:opacity="100%" style:font-name="Courier 10 Pitch" fo:font-size="10pt" fo:font-weight="normal" officeooo:rsid="00096516" officeooo:paragraph-rsid="00096516"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loext:opacity="100%" style:font-name="Courier 10 Pitch" fo:font-size="10pt" fo:font-weight="normal" officeooo:rsid="00096516" officeooo:paragraph-rsid="0078f01e"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loext:opacity="100%" style:font-name="Courier 10 Pitch" fo:font-size="10pt" fo:font-weight="normal" officeooo:rsid="00096516" officeooo:paragraph-rsid="00a9d1ed"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loext:opacity="100%" style:font-name="Courier 10 Pitch" fo:font-size="10pt" fo:font-weight="normal" officeooo:paragraph-rsid="00096516"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loext:opacity="100%" style:font-name="Courier 10 Pitch" fo:font-size="10pt" fo:font-weight="normal" officeooo:rsid="002cdc89" officeooo:paragraph-rsid="002cdc89"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loext:opacity="100%" style:font-name="Courier 10 Pitch" fo:font-size="10pt" fo:font-weight="normal" officeooo:rsid="003422b4" officeooo:paragraph-rsid="003422b4"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loext:opacity="100%" style:font-name="Courier 10 Pitch" fo:font-size="10pt" fo:font-weight="normal" officeooo:rsid="00368ff8" officeooo:paragraph-rsid="00368ff8"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loext:opacity="100%" style:font-name="Courier 10 Pitch" fo:font-size="10pt" fo:font-weight="normal" officeooo:rsid="00118a8d" officeooo:paragraph-rsid="0037688e"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000000" loext:opacity="100%" style:font-name="Courier 10 Pitch" fo:font-size="10pt" fo:font-weight="normal" officeooo:rsid="00389d76" officeooo:paragraph-rsid="00389d76"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loext:opacity="100%" style:font-name="Courier 10 Pitch" fo:font-size="10pt" fo:font-weight="normal" officeooo:rsid="00389d76" officeooo:paragraph-rsid="00392b2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color="#000000" loext:opacity="100%" style:font-name="Courier 10 Pitch" fo:font-size="10pt" fo:font-weight="normal" officeooo:rsid="0046c509" officeooo:paragraph-rsid="0046c509"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000000" loext:opacity="100%" style:font-name="Courier 10 Pitch" fo:font-size="10pt" fo:font-weight="normal" officeooo:rsid="00517043" officeooo:paragraph-rsid="00517043"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000000" loext:opacity="100%" style:font-name="Courier 10 Pitch" fo:font-size="10pt" fo:font-weight="normal" officeooo:rsid="00517043" officeooo:paragraph-rsid="00a9d1ed"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color="#000000" loext:opacity="100%" style:font-name="Courier 10 Pitch" fo:font-size="10pt" fo:font-weight="normal" officeooo:rsid="005d4f7c" officeooo:paragraph-rsid="005f25d2"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loext:opacity="100%" style:font-name="Courier 10 Pitch" fo:font-size="10pt" fo:font-weight="normal" officeooo:rsid="005d4f7c" officeooo:paragraph-rsid="00a9d1ed"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color="#000000" loext:opacity="100%" style:font-name="Courier 10 Pitch" fo:font-size="10pt" fo:font-weight="normal" officeooo:rsid="0061ee70" officeooo:paragraph-rsid="0062cb9c"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color="#000000" loext:opacity="100%" style:font-name="Courier 10 Pitch" fo:font-size="10pt" fo:font-weight="normal" officeooo:rsid="0061ee70" officeooo:paragraph-rsid="00a9d1ed"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65c4b8"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697930"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a9d1ed"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000000" loext:opacity="100%" style:font-name="Courier 10 Pitch" fo:font-size="10pt" fo:font-weight="normal" officeooo:rsid="006b829e" officeooo:paragraph-rsid="006b829e"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000000" loext:opacity="100%" style:font-name="Courier 10 Pitch" fo:font-size="10pt" fo:font-weight="normal" officeooo:rsid="006b829e" officeooo:paragraph-rsid="00a9d1ed"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000000" loext:opacity="100%" style:font-name="Courier 10 Pitch" fo:font-size="10pt" fo:font-weight="normal" officeooo:rsid="007291c1" officeooo:paragraph-rsid="007291c1"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000000" loext:opacity="100%" style:font-name="Courier 10 Pitch" fo:font-size="10pt" fo:font-weight="normal" officeooo:rsid="007416f0" officeooo:paragraph-rsid="007416f0"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000000" loext:opacity="100%" style:font-name="Courier 10 Pitch" fo:font-size="10pt" fo:font-weight="normal" officeooo:rsid="007607e4" officeooo:paragraph-rsid="007607e4"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000000" loext:opacity="100%" style:font-name="Courier 10 Pitch" fo:font-size="10pt" fo:font-weight="normal" officeooo:rsid="0078f01e" officeooo:paragraph-rsid="0078f01e"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000000" loext:opacity="100%" style:font-name="Courier 10 Pitch" fo:font-size="10pt" fo:font-weight="normal" officeooo:rsid="007b7024" officeooo:paragraph-rsid="007b7024"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000000" loext:opacity="100%" style:font-name="Courier 10 Pitch" fo:font-size="10pt" fo:font-weight="normal" officeooo:rsid="007bcab7" officeooo:paragraph-rsid="007bcab7"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000000" loext:opacity="100%" style:font-name="Courier 10 Pitch" fo:font-size="10pt" fo:font-weight="normal" officeooo:rsid="007f7f9e" officeooo:paragraph-rsid="007f7f9e"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color="#000000" loext:opacity="100%" style:font-name="Courier 10 Pitch" fo:font-size="10pt" fo:font-weight="normal" officeooo:rsid="0083b6c8" officeooo:paragraph-rsid="0083b6c8"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0000" loext:opacity="100%" style:font-name="Courier 10 Pitch" fo:font-size="10pt" fo:font-weight="normal" officeooo:rsid="0084fa98" officeooo:paragraph-rsid="0084fa98"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loext:opacity="100%" style:font-name="Courier 10 Pitch" fo:font-size="10pt" fo:font-weight="normal" officeooo:rsid="0086960d" officeooo:paragraph-rsid="0086960d"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loext:opacity="100%" style:font-name="Courier 10 Pitch" fo:font-size="10pt" fo:font-weight="normal" officeooo:rsid="008ae390" officeooo:paragraph-rsid="008ae390"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loext:opacity="100%" style:font-name="Courier 10 Pitch" fo:font-size="10pt" fo:font-weight="normal" officeooo:rsid="008ef6f3" officeooo:paragraph-rsid="008ef6f3"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loext:opacity="100%" style:font-name="Courier 10 Pitch" fo:font-size="10pt" fo:font-weight="normal" officeooo:rsid="0090ce3a" officeooo:paragraph-rsid="0090ce3a"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loext:opacity="100%" style:font-name="Courier 10 Pitch" fo:font-size="10pt" fo:font-weight="normal" officeooo:rsid="00421df7" officeooo:paragraph-rsid="00421df7"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loext:opacity="100%" style:font-name="Courier 10 Pitch" fo:font-size="10pt" fo:font-weight="normal" officeooo:rsid="0098b349" officeooo:paragraph-rsid="00096516"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loext:opacity="100%" style:font-name="Courier 10 Pitch" fo:font-size="10pt" fo:font-weight="normal" officeooo:rsid="00a03b8e" officeooo:paragraph-rsid="00a03b8e"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loext:opacity="100%" style:font-name="Courier 10 Pitch" fo:font-size="10pt" fo:font-weight="normal" officeooo:rsid="006d37a0" officeooo:paragraph-rsid="006d37a0"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loext:opacity="100%" style:font-name="Courier 10 Pitch" fo:font-size="10pt" fo:font-weight="normal" officeooo:rsid="00a731bb" officeooo:paragraph-rsid="00a731bb"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000000" loext:opacity="100%" style:font-name="Courier 10 Pitch" fo:font-size="10pt" fo:font-weight="bold" officeooo:rsid="000d5643" officeooo:paragraph-rsid="00177d2d" style:font-size-asian="10pt" style:font-weight-asian="bold" style:font-size-complex="10pt" style:font-weight-complex="bold"/>
    </style:style>
    <style:style style:name="P49" style:family="paragraph" style:parent-style-name="Standard">
      <style:paragraph-properties fo:text-align="start" style:justify-single-word="false"/>
      <style:text-properties fo:color="#000000" loext:opacity="100%" style:font-name="Courier 10 Pitch" fo:font-size="10pt" fo:font-weight="bold" officeooo:rsid="00081729" officeooo:paragraph-rsid="00096516" style:font-size-asian="10pt" style:font-weight-asian="bold" style:font-size-complex="10pt" style:font-weight-complex="bold"/>
    </style:style>
    <style:style style:name="P50" style:family="paragraph" style:parent-style-name="Standard">
      <style:paragraph-properties fo:text-align="start" style:justify-single-word="false"/>
      <style:text-properties fo:color="#000000" loext:opacity="100%" style:font-name="Courier 10 Pitch" fo:font-size="10pt" fo:font-weight="bold" officeooo:paragraph-rsid="00096516" style:font-size-asian="10pt" style:font-weight-asian="bold" style:font-size-complex="10pt" style:font-weight-complex="bold"/>
    </style:style>
    <style:style style:name="P51" style:family="paragraph" style:parent-style-name="Standard">
      <style:paragraph-properties fo:text-align="start" style:justify-single-word="false"/>
      <style:text-properties fo:color="#000000" loext:opacity="100%" style:font-name="Courier 10 Pitch" fo:font-size="10pt" fo:font-weight="bold" officeooo:rsid="00096516" officeooo:paragraph-rsid="00096516" style:font-size-asian="10pt" style:font-weight-asian="bold" style:font-size-complex="10pt" style:font-weight-complex="bold"/>
    </style:style>
    <style:style style:name="P52" style:family="paragraph" style:parent-style-name="Standard">
      <style:paragraph-properties fo:text-align="start" style:justify-single-word="false"/>
      <style:text-properties style:font-name="arial" officeooo:rsid="0011dd48" officeooo:paragraph-rsid="0011dd48"/>
    </style:style>
    <style:style style:name="P53" style:family="paragraph" style:parent-style-name="Standard">
      <style:paragraph-properties fo:text-align="start" style:justify-single-word="false"/>
      <style:text-properties style:font-name="arial" officeooo:rsid="00081729" officeooo:paragraph-rsid="0011dd48"/>
    </style:style>
    <style:style style:name="P54" style:family="paragraph" style:parent-style-name="Standard">
      <style:paragraph-properties fo:text-align="start" style:justify-single-word="false"/>
      <style:text-properties style:font-name="arial" officeooo:rsid="00081729" officeooo:paragraph-rsid="0010543c"/>
    </style:style>
    <style:style style:name="P55" style:family="paragraph" style:parent-style-name="Standard">
      <style:paragraph-properties fo:text-align="start" style:justify-single-word="false"/>
      <style:text-properties style:font-name="arial" officeooo:rsid="00081729" officeooo:paragraph-rsid="00081729"/>
    </style:style>
    <style:style style:name="P56" style:family="paragraph" style:parent-style-name="Standard">
      <style:paragraph-properties fo:text-align="start" style:justify-single-word="false"/>
      <style:text-properties officeooo:paragraph-rsid="00096516"/>
    </style:style>
    <style:style style:name="P57" style:family="paragraph" style:parent-style-name="Standard">
      <style:paragraph-properties fo:text-align="start" style:justify-single-word="false"/>
      <style:text-properties fo:color="#000000" loext:opacity="100%" style:font-name="Courier 10 Pitch" fo:font-size="10pt" fo:font-weight="normal" officeooo:rsid="00a731bb" officeooo:paragraph-rsid="00a731bb" style:font-size-asian="10pt" style:font-weight-asian="normal" style:font-size-complex="10pt" style:font-weight-complex="normal"/>
    </style:style>
    <style:style style:name="P58" style:family="paragraph" style:parent-style-name="Standard">
      <style:paragraph-properties fo:text-align="start" style:justify-single-word="false"/>
      <style:text-properties fo:color="#000000" loext:opacity="100%" style:font-name="Courier 10 Pitch" fo:font-size="10pt" fo:font-weight="normal" officeooo:rsid="006b829e" officeooo:paragraph-rsid="00a9d1ed" style:font-size-asian="10pt" style:font-weight-asian="normal" style:font-size-complex="10pt" style:font-weight-complex="normal"/>
    </style:style>
    <style:style style:name="P59" style:family="paragraph" style:parent-style-name="Standard">
      <style:paragraph-properties fo:text-align="start" style:justify-single-word="false"/>
      <style:text-properties fo:color="#000000" loext:opacity="100%" style:font-name="Courier 10 Pitch" fo:font-size="10pt" fo:font-weight="normal" officeooo:rsid="006d37a0" officeooo:paragraph-rsid="00aa91c1" style:font-size-asian="10pt" style:font-weight-asian="normal" style:font-size-complex="10pt" style:font-weight-complex="normal"/>
    </style:style>
    <style:style style:name="T1" style:family="text">
      <style:text-properties officeooo:rsid="00096516"/>
    </style:style>
    <style:style style:name="T2" style:family="text">
      <style:text-properties fo:color="#000000" loext:opacity="100%" style:font-name="Courier 10 Pitch" fo:font-size="10pt" fo:font-weight="bold" officeooo:rsid="00096516" style:font-size-asian="10pt" style:font-weight-asian="bold" style:font-size-complex="10pt" style:font-weight-complex="bold"/>
    </style:style>
    <style:style style:name="T3" style:family="text">
      <style:text-properties fo:color="#000000" loext:opacity="100%" style:font-name="Courier 10 Pitch" fo:font-size="10pt" fo:font-weight="bold" officeooo:rsid="0000fe1c" style:font-size-asian="10pt" style:font-weight-asian="bold" style:font-size-complex="10pt" style:font-weight-complex="bold"/>
    </style:style>
    <style:style style:name="T4" style:family="text">
      <style:text-properties fo:color="#000000" loext:opacity="100%" style:font-name="Courier 10 Pitch" fo:font-size="10pt" fo:font-weight="bold" officeooo:rsid="00081729" style:font-size-asian="10pt" style:font-weight-asian="bold" style:font-size-complex="10pt" style:font-weight-complex="bold"/>
    </style:style>
    <style:style style:name="T5" style:family="text">
      <style:text-properties officeooo:rsid="000a8a86"/>
    </style:style>
    <style:style style:name="T6" style:family="text">
      <style:text-properties officeooo:rsid="000c4309"/>
    </style:style>
    <style:style style:name="T7" style:family="text">
      <style:text-properties officeooo:rsid="00102b7e"/>
    </style:style>
    <style:style style:name="T8" style:family="text">
      <style:text-properties officeooo:rsid="0010543c"/>
    </style:style>
    <style:style style:name="T9" style:family="text">
      <style:text-properties officeooo:rsid="0011dd48"/>
    </style:style>
    <style:style style:name="T10" style:family="text">
      <style:text-properties officeooo:rsid="0012f1b4"/>
    </style:style>
    <style:style style:name="T11" style:family="text">
      <style:text-properties fo:font-weight="normal" style:font-weight-asian="normal" style:font-weight-complex="normal"/>
    </style:style>
    <style:style style:name="T12" style:family="text">
      <style:text-properties fo:font-weight="normal" officeooo:rsid="000b9f1b" style:font-weight-asian="normal" style:font-weight-complex="normal"/>
    </style:style>
    <style:style style:name="T13" style:family="text">
      <style:text-properties fo:font-weight="normal" officeooo:rsid="000d7ca5" style:font-weight-asian="normal" style:font-weight-complex="normal"/>
    </style:style>
    <style:style style:name="T14" style:family="text">
      <style:text-properties fo:font-weight="normal" officeooo:rsid="0018e6c7" style:font-weight-asian="normal" style:font-weight-complex="normal"/>
    </style:style>
    <style:style style:name="T15" style:family="text">
      <style:text-properties fo:font-weight="normal" officeooo:rsid="0019766c" style:font-weight-asian="normal" style:font-weight-complex="normal"/>
    </style:style>
    <style:style style:name="T16" style:family="text">
      <style:text-properties officeooo:rsid="000fedcc"/>
    </style:style>
    <style:style style:name="T17" style:family="text">
      <style:text-properties officeooo:rsid="00187369"/>
    </style:style>
    <style:style style:name="T18" style:family="text">
      <style:text-properties officeooo:rsid="0018921e"/>
    </style:style>
    <style:style style:name="T19" style:family="text">
      <style:text-properties officeooo:rsid="0019766c"/>
    </style:style>
    <style:style style:name="T20" style:family="text">
      <style:text-properties officeooo:rsid="001a00ba"/>
    </style:style>
    <style:style style:name="T21" style:family="text">
      <style:text-properties officeooo:rsid="001fa1fd"/>
    </style:style>
    <style:style style:name="T22" style:family="text">
      <style:text-properties officeooo:rsid="0021abda"/>
    </style:style>
    <style:style style:name="T23" style:family="text">
      <style:text-properties style:text-line-through-style="solid" style:text-line-through-type="single"/>
    </style:style>
    <style:style style:name="T24" style:family="text">
      <style:text-properties style:text-line-through-style="solid" style:text-line-through-type="single" officeooo:rsid="007c888e"/>
    </style:style>
    <style:style style:name="T25" style:family="text">
      <style:text-properties style:text-line-through-style="solid" style:text-line-through-type="single" officeooo:rsid="007e90e7"/>
    </style:style>
    <style:style style:name="T26" style:family="text">
      <style:text-properties style:text-line-through-style="none" style:text-line-through-type="none"/>
    </style:style>
    <style:style style:name="T27" style:family="text">
      <style:text-properties style:text-line-through-style="none" style:text-line-through-type="none" officeooo:rsid="000a8a86"/>
    </style:style>
    <style:style style:name="T28" style:family="text">
      <style:text-properties style:text-line-through-style="none" style:text-line-through-type="none" officeooo:rsid="007c888e"/>
    </style:style>
    <style:style style:name="T29" style:family="text">
      <style:text-properties officeooo:rsid="0027c987"/>
    </style:style>
    <style:style style:name="T30" style:family="text">
      <style:text-properties officeooo:rsid="00281dd8"/>
    </style:style>
    <style:style style:name="T31" style:family="text">
      <style:text-properties officeooo:rsid="002973a2"/>
    </style:style>
    <style:style style:name="T32" style:family="text">
      <style:text-properties officeooo:rsid="002deba6"/>
    </style:style>
    <style:style style:name="T33" style:family="text">
      <style:text-properties officeooo:rsid="002e8a3e"/>
    </style:style>
    <style:style style:name="T34" style:family="text">
      <style:text-properties officeooo:rsid="003060b3"/>
    </style:style>
    <style:style style:name="T35" style:family="text">
      <style:text-properties officeooo:rsid="00340b04"/>
    </style:style>
    <style:style style:name="T36" style:family="text">
      <style:text-properties officeooo:rsid="0037688e"/>
    </style:style>
    <style:style style:name="T37" style:family="text">
      <style:text-properties officeooo:rsid="00381314"/>
    </style:style>
    <style:style style:name="T38" style:family="text">
      <style:text-properties officeooo:rsid="001474b4"/>
    </style:style>
    <style:style style:name="T39" style:family="text">
      <style:text-properties officeooo:rsid="00118a8d"/>
    </style:style>
    <style:style style:name="T40" style:family="text">
      <style:text-properties officeooo:rsid="0039538d"/>
    </style:style>
    <style:style style:name="T41" style:family="text">
      <style:text-properties officeooo:rsid="0043db08"/>
    </style:style>
    <style:style style:name="T42" style:family="text">
      <style:text-properties officeooo:rsid="0045c9c1"/>
    </style:style>
    <style:style style:name="T43" style:family="text">
      <style:text-properties officeooo:rsid="00486af9"/>
    </style:style>
    <style:style style:name="T44" style:family="text">
      <style:text-properties officeooo:rsid="004be262"/>
    </style:style>
    <style:style style:name="T45" style:family="text">
      <style:text-properties officeooo:rsid="004d1d68"/>
    </style:style>
    <style:style style:name="T46" style:family="text">
      <style:text-properties officeooo:rsid="0052099c"/>
    </style:style>
    <style:style style:name="T47" style:family="text">
      <style:text-properties officeooo:rsid="005407d9"/>
    </style:style>
    <style:style style:name="T48" style:family="text">
      <style:text-properties officeooo:rsid="0055dfc3"/>
    </style:style>
    <style:style style:name="T49" style:family="text">
      <style:text-properties officeooo:rsid="0057ed07"/>
    </style:style>
    <style:style style:name="T50" style:family="text">
      <style:text-properties officeooo:rsid="0059d56a"/>
    </style:style>
    <style:style style:name="T51" style:family="text">
      <style:text-properties officeooo:rsid="005bb311"/>
    </style:style>
    <style:style style:name="T52" style:family="text">
      <style:text-properties officeooo:rsid="00517043"/>
    </style:style>
    <style:style style:name="T53" style:family="text">
      <style:text-properties officeooo:rsid="00609614"/>
    </style:style>
    <style:style style:name="T54" style:family="text">
      <style:text-properties officeooo:rsid="0063a354"/>
    </style:style>
    <style:style style:name="T55" style:family="text">
      <style:text-properties officeooo:rsid="006dce4f"/>
    </style:style>
    <style:style style:name="T56" style:family="text">
      <style:text-properties officeooo:rsid="006e9d2f"/>
    </style:style>
    <style:style style:name="T57" style:family="text">
      <style:text-properties officeooo:rsid="0075a14f"/>
    </style:style>
    <style:style style:name="T58" style:family="text">
      <style:text-properties officeooo:rsid="007678fd"/>
    </style:style>
    <style:style style:name="T59" style:family="text">
      <style:text-properties officeooo:rsid="0078f01e"/>
    </style:style>
    <style:style style:name="T60" style:family="text">
      <style:text-properties officeooo:rsid="00815063"/>
    </style:style>
    <style:style style:name="T61" style:family="text">
      <style:text-properties officeooo:rsid="0086f49a"/>
    </style:style>
    <style:style style:name="T62" style:family="text">
      <style:text-properties officeooo:rsid="008bc31d"/>
    </style:style>
    <style:style style:name="T63" style:family="text">
      <style:text-properties officeooo:rsid="008dbfeb"/>
    </style:style>
    <style:style style:name="T64" style:family="text">
      <style:text-properties officeooo:rsid="009ef807"/>
    </style:style>
    <style:style style:name="T65" style:family="text">
      <style:text-properties officeooo:rsid="00a174a4"/>
    </style:style>
    <style:style style:name="T66" style:family="text">
      <style:text-properties officeooo:rsid="00a38f54"/>
    </style:style>
    <style:style style:name="T67" style:family="text">
      <style:text-properties officeooo:rsid="00a6ef1c"/>
    </style:style>
    <style:style style:name="T68" style:family="text">
      <style:text-properties officeooo:rsid="00a77ac1"/>
    </style:style>
    <style:style style:name="T69" style:family="text">
      <style:text-properties officeooo:rsid="00a9414a"/>
    </style:style>
    <style:style style:name="T70" style:family="text">
      <style:text-properties officeooo:rsid="00a9d1ed"/>
    </style:style>
    <style:style style:name="T71" style:family="text">
      <style:text-properties officeooo:rsid="00af31d5"/>
    </style:style>
    <style:style style:name="T72" style:family="text">
      <style:text-properties officeooo:rsid="00b03d2d"/>
    </style:style>
    <style:style style:name="T73" style:family="text">
      <style:text-properties officeooo:rsid="00b0dd15"/>
    </style:style>
    <style:style style:name="T74" style:family="text">
      <style:text-properties officeooo:rsid="00b1eac3"/>
    </style:style>
    <style:style style:name="T75" style:family="text">
      <style:text-properties officeooo:rsid="00b327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53"/>
      <text:p text:style-name="P53"><text:span text:style-name="T5">Each question </text:span><text:span text:style-name="T9">accounts for</text:span><text:span text:style-name="T5"> 1 point. Try to keep answers simple and direct. </text:span><text:span text:style-name="T8">You can use your notes and materials of the classes if you want, you can also check biological databases. </text:span></text:p>
      <text:p text:style-name="P54"/>
      <text:p text:style-name="P53">In this exercise we are working with a protein for which we have its sequence in a separate file (target.fa). Answer the following questions about <text:span text:style-name="T9">this protein</text:span>:</text:p>
      <text:p text:style-name="P55"/>
      <text:p text:style-name="P50"/>
      <text:p text:style-name="P50"/>
      <text:p text:style-name="P50"><text:span text:style-name="T1">a</text:span>) Does it belongs to some family of PFAM?. If so, obtain the HMM profile from PFAM and name it p28b.hmm</text:p>
      <text:p text:style-name="P11"/>
      <text:p text:style-name="P1"><text:span text:style-name="T17">$</text:span>hmmscan ~/Documents/databases/Pfam-A.hmm target.fa &gt; scan_target_PFAM.out</text:p>
      <text:p text:style-name="P2">get <text:span text:style-name="T18">zf-</text:span><text:span text:style-name="T19">C</text:span><text:span text:style-name="T18">4</text:span> <text:span text:style-name="T16">in scan output, </text:span><text:span text:style-name="T20">it belongs to the zinc-finger family</text:span></text:p>
      <text:p text:style-name="P48"><text:span text:style-name="T11">$hmmfetch </text:span><text:span text:style-name="T12">~/Documents/databases/Pfam-A.hmm </text:span><text:span text:style-name="T14">zf-</text:span><text:span text:style-name="T15">C</text:span><text:span text:style-name="T14">4</text:span><text:span text:style-name="T13"> &gt; p28b.hmm</text:span></text:p>
      <text:p text:style-name="P11"/>
      <text:p text:style-name="P56"><text:span text:style-name="T2">b</text:span><text:span text:style-name="T3">) </text:span><text:span text:style-name="T2">Do you think that this protein belongs to</text:span><text:span text:style-name="T4"> some fold in SCOP?, which one?</text:span></text:p>
      <text:p text:style-name="P3"/>
      <text:p text:style-name="P4">Use blastp to find ID</text:p>
      <text:p text:style-name="P5">$blastp -query target.fa -db ~/Documents/databases/<text:span text:style-name="T64">pdb_seq</text:span> -out target_pdb.out</text:p>
      <text:p text:style-name="P45">PDB ID <text:span text:style-name="T65">3d24 </text:span><text:span text:style-name="T66">(chain C)</text:span></text:p>
      <text:p text:style-name="P6">Search in SCOP: <text:span text:style-name="T21">Fold domain in SCOP = 8028028</text:span></text:p>
      <text:p text:style-name="P3"/>
      <text:p text:style-name="P49"><text:span text:style-name="T1">c</text:span>) <text:span text:style-name="T1">W</text:span>hat function do you think <text:span text:style-name="T1">this protein</text:span> may have?</text:p>
      <text:p text:style-name="P49"/>
      <text:p text:style-name="P7">In the same blast file you can see <text:span text:style-name="T22">that its a s</text:span>teroid hormone receptor</text:p>
      <text:p text:style-name="P49"/>
      <text:p text:style-name="P51">d) <text:span text:style-name="T5">Find 4 homologous proteins in the </text:span><text:span text:style-name="T27">swissprot </text:span><text:span text:style-name="T5">database and align them using the HMM you obtained in question a). Then, change the format of this alignment from stockholm to clustalw. Name this alignment homologs.aln.</text:span></text:p>
      <text:p text:style-name="P8"/>
      <text:p text:style-name="P40"><text:span text:style-name="T62">Search</text:span> in uniprot, check if in swis<text:span text:style-name="T63">s</text:span>prot</text:p>
      <text:p text:style-name="P8"><text:span text:style-name="T31">$</text:span>hmmsearch p28b.hmm ~/Documents/databases/uniprot_sprot.fasta &gt; <text:span text:style-name="T30">4</text:span>MSA_<text:span text:style-name="T29">homologs</text:span>.out</text:p>
      <text:p text:style-name="P12"><text:span text:style-name="T32">Get the first 4 </text:span>proteins <text:span text:style-name="T35">(</text:span><text:span text:style-name="T33">Q92753, P45446, Q8R1B8, P18515) </text:span><text:span text:style-name="T61">and look if they are all in swissprot,</text:span><text:span text:style-name="T33"> </text:span><text:span text:style-name="T34">download them from uniprot and cat them to 1 file</text:span></text:p>
      <text:p text:style-name="P13">$cat Q92753.fasta P45446.fasta Q8R1B8.fasta P18515.fasta &gt; sequences.fasta</text:p>
      <text:p text:style-name="P14">aligning</text:p>
      <text:p text:style-name="P15"><text:span text:style-name="T36">$</text:span>hmmalign p28b.hmm sequences.fasta&gt; <text:span text:style-name="T37">4</text:span>MSA_aln.sto</text:p>
      <text:p text:style-name="P16">Sto→aln</text:p>
      <text:p text:style-name="P17">$<text:span text:style-name="T38">perl ~/Documents/databases/perl_scripts/aconvertMod2.pl -in h -out c &lt;</text:span><text:span text:style-name="T37">4</text:span><text:span text:style-name="T39">MSA_aln.sto</text:span><text:span text:style-name="T38">&gt; </text:span><text:span text:style-name="T40">homologs</text:span><text:span text:style-name="T38">.aln</text:span></text:p>
      <text:p text:style-name="P8"/>
      <text:p text:style-name="P51">e) <text:span text:style-name="T5">Find </text:span><text:span text:style-name="T9">one</text:span><text:span text:style-name="T5"> template for our protein.</text:span></text:p>
      <text:p text:style-name="P44"/>
      <text:p text:style-name="P43">We use the first ID from blastp output, <text:span text:style-name="T41">so 3d24 </text:span><text:span text:style-name="T42">(3d24_C)</text:span></text:p>
      <text:p text:style-name="P18">Download the fasta from <text:span text:style-name="T43">pdb as 3d24.pdb</text:span></text:p>
      <text:p text:style-name="P8"/>
      <text:p text:style-name="P51">f) <text:span text:style-name="T5">Use the template you obtained in the previous question to make a model of our target protein. Name this file model.pdb.</text:span></text:p>
      <text:p text:style-name="P51"/>
      <text:p text:style-name="P8"/>
      <text:p text:style-name="P8"><text:soft-page-break/><text:span text:style-name="T44">$</text:span>perl ~/Documents/databases/perl_scripts/PDBtoSplitChain.pl -i <text:span text:style-name="T45">3d24</text:span>.pdb -o <text:span text:style-name="T45">3d24</text:span></text:p>
      <text:p text:style-name="P8">$cat target.fa &gt; <text:span text:style-name="T50">6_</text:span><text:span text:style-name="T51">2</text:span><text:span text:style-name="T50">aln</text:span>.fa</text:p>
      <text:p text:style-name="P19">$cat <text:span text:style-name="T46">3d24</text:span><text:span text:style-name="T49">C</text:span>.fa &gt;&gt; <text:span text:style-name="T50">6_</text:span><text:span text:style-name="T51">2</text:span><text:span text:style-name="T50">aln</text:span>.fa</text:p>
      <text:p text:style-name="P19"><text:span text:style-name="T47">$</text:span>hmmalign <text:span text:style-name="T48">p28b</text:span>.hmm <text:span text:style-name="T51">6_2aln</text:span>.fa &gt; <text:span text:style-name="T49">6_</text:span>MSA.sto</text:p>
      <text:p text:style-name="P21">$perl ~/Documents/databases/perl_scripts/aconvertMod2.pl -in h -out c &lt;<text:span text:style-name="T49">6_</text:span><text:span text:style-name="T52">MSA.sto</text:span>&gt;<text:span text:style-name="T53">6align</text:span>.aln</text:p>
      <text:p text:style-name="P23">$perl ~/Documents/databases/perl_scripts/aconvertMod2.pl -in c -out p &lt;<text:span text:style-name="T53">6align</text:span>.aln&gt;<text:span text:style-name="T54">6</text:span>aln.pir</text:p>
      <text:p text:style-name="P8"/>
      <text:p text:style-name="P25">Use modeling.py</text:p>
      <text:p text:style-name="P26"><text:tab/><text:tab/>alnfile <text:s/>= '6aln.pir',</text:p>
      <text:p text:style-name="P26"><text:tab/><text:tab/>knowns <text:s text:c="2"/>= ('3d24<text:span text:style-name="T67">C</text:span>'), </text:p>
      <text:p text:style-name="P26"><text:tab/><text:tab/>sequence = 'target')</text:p>
      <text:p text:style-name="P28"/>
      <text:p text:style-name="P28">mod10.5 modeling.py</text:p>
      <text:p text:style-name="P25"/>
      <text:p text:style-name="P46">mv target.B99990001.<text:span text:style-name="T56">pdb</text:span> <text:span text:style-name="T55">model.</text:span><text:span text:style-name="T56">pdb</text:span></text:p>
      <text:p text:style-name="P46"/>
      <text:p text:style-name="P46"/>
      <text:p text:style-name="P47">Does not work <text:span text:style-name="T68">because C is too short, </text:span><text:span text:style-name="T69">A has same score in the blastp</text:span></text:p>
      <text:p text:style-name="P47"/>
      <text:p text:style-name="P10"><text:span text:style-name="T44">$</text:span>perl ~/Documents/databases/perl_scripts/PDBtoSplitChain.pl -i <text:span text:style-name="T45">3d24</text:span>.pdb -o <text:span text:style-name="T45">3d24</text:span></text:p>
      <text:p text:style-name="P10">$cat target.fa &gt; <text:span text:style-name="T50">6_</text:span><text:span text:style-name="T51">2</text:span><text:span text:style-name="T50">aln</text:span>.fa</text:p>
      <text:p text:style-name="P20">$cat <text:span text:style-name="T46">3d24</text:span><text:span text:style-name="T70">A</text:span>.fa &gt;&gt; <text:span text:style-name="T50">6_</text:span><text:span text:style-name="T51">2</text:span><text:span text:style-name="T50">aln</text:span>.fa</text:p>
      <text:p text:style-name="P20"><text:span text:style-name="T47">$</text:span>hmmalign <text:span text:style-name="T48">p28b</text:span>.hmm <text:span text:style-name="T51">6_2aln</text:span>.fa &gt; <text:span text:style-name="T49">6_</text:span>MSA.sto</text:p>
      <text:p text:style-name="P22">$perl ~/Documents/databases/perl_scripts/aconvertMod2.pl -in h -out c &lt;<text:span text:style-name="T49">6_</text:span><text:span text:style-name="T52">MSA.sto</text:span>&gt;<text:span text:style-name="T53">6align</text:span>.aln</text:p>
      <text:p text:style-name="P24">$perl ~/Documents/databases/perl_scripts/aconvertMod2.pl -in c -out p &lt;<text:span text:style-name="T53">6align</text:span>.aln&gt;<text:span text:style-name="T54">6</text:span>aln.pir</text:p>
      <text:p text:style-name="P10"/>
      <text:p text:style-name="P27">Use modeling.py</text:p>
      <text:p text:style-name="P27"><text:tab/><text:tab/>alnfile <text:s/>= '6aln.pir',</text:p>
      <text:p text:style-name="P27"><text:tab/><text:tab/>knowns <text:s text:c="2"/>= ('3d24<text:span text:style-name="T70">A</text:span>'), </text:p>
      <text:p text:style-name="P27"><text:tab/><text:tab/>sequence = 'target')</text:p>
      <text:p text:style-name="P29"/>
      <text:p text:style-name="P29">mod10.5 modeling.py</text:p>
      <text:p text:style-name="P59">mv target.B99990001.<text:span text:style-name="T56">pdb</text:span> <text:span text:style-name="T55">model.</text:span><text:span text:style-name="T56">pdb</text:span></text:p>
      <text:p text:style-name="P25"/>
      <text:p text:style-name="P51">g) <text:span text:style-name="T5">Use ProSa to analyze </text:span><text:span text:style-name="T6">the energies of our model. What structure should you compare your model with? </text:span><text:span text:style-name="T7">Discuss the energy profile of your model. Save an image of the energy profiles of your model and the protein you decided to compare with <text:s/>as energy_profile.png.</text:span></text:p>
      <text:p text:style-name="P51"/>
      <text:p text:style-name="P30">We should compare the model with the template.</text:p>
      <text:p text:style-name="P31">Our model has a Zscore of 4.<text:span text:style-name="T71">8</text:span>, the template has <text:span text:style-name="T57">a Zscore of -5.84</text:span></text:p>
      <text:p text:style-name="P32">This could mean that…?? <text:span text:style-name="T72">prosa </text:span><text:span text:style-name="T73">b</text:span><text:span text:style-name="T72">roken for me?</text:span></text:p>
      <text:p text:style-name="P51"/>
      <text:p text:style-name="P51">h) <text:span text:style-name="T9">Compare the secondary structure of your model with the predicted secondary sequence from the sequence. Display this comparison as an alignment including your target sequence, the </text:span><text:span text:style-name="T10">secondary structure of your model and the predicted secondary structure. Name this file secondary_structure.aln.</text:span></text:p>
      <text:p text:style-name="P41"/>
      <text:p text:style-name="P42">#<text:span text:style-name="T74">necessitem </text:span><text:span text:style-name="T75">crec</text:span><text:span text:style-name="T74"> dssp, no podem</text:span></text:p>
      <text:p text:style-name="P9"><text:span text:style-name="T59">$</text:span>perl ~/Documents/databases/perl_scripts/PDBtoSplitChain.pl -i ???.pdb -o ??</text:p>
      <text:p text:style-name="P33">$runpsipred_single </text:p>
      <text:p text:style-name="P51"/>
      <text:p text:style-name="P51"><text:span text:style-name="T7">i</text:span>) This protein can bind ligands such as drugs or hormones. Find an homologous structure that contains one of these ligands. Name it ligand<text:bookmark-start text:name="__DdeLink__332_2937577639"/>_template<text:bookmark-end text:name="__DdeLink__332_2937577639"/>.pdb.</text:p>
      <text:p text:style-name="P38">#</text:p>
      <text:p text:style-name="P34">First look at the templates we already have</text:p>
      <text:p text:style-name="P35">load 3d24&gt;sequence display chains<text:span text:style-name="T23">&gt;2 chains in red&gt;</text:span><text:span text:style-name="T24">they are separate from the rest+they are smaller &gt; ligands(</text:span><text:span text:style-name="T25">#</text:span><text:span text:style-name="T24">?)</text:span></text:p>
      <text:p text:style-name="P39"><text:soft-page-break/><text:span text:style-name="T28">B</text:span><text:span text:style-name="T26">uscar ligand a rcsb?</text:span></text:p>
      <text:p text:style-name="P36">create copy o<text:span text:style-name="T60">f</text:span> 3d24.pdb and name it ligand_template.pdb.</text:p>
      <text:p text:style-name="P36"/>
      <text:p text:style-name="P51">j) Use the template you ob<text:span text:style-name="T58">t</text:span>ained in the previous question to reconstruct the interaction between our protein of interest and the ligand included in the template.</text:p>
      <text:p text:style-name="P51"/>
      <text:p text:style-name="P37">Select previously identified ligands and rename sele as ligand</text:p>
      <text:p text:style-name="P37">&gt;show sticks, byres all within 5 of ligand</text:p>
      <text:p text:style-name="P37"/>
      <text:p text:style-name="P37"/>
      <text:p text:style-name="P51"/>
      <text:p text:style-name="P51">k) <text:span text:style-name="T5">Analyze the model of protein-ligand interaction you created in the previous question. Identify the amino acids that are more relevant in the interaction with the ligand. Show these amino acids in images taken with pymol. Name them pymol_image1.png, pymol_image2.png, and so on.</text:span></text:p>
      <text:p text:style-name="P51"/>
      <text:p text:style-name="P51">l) <text:span text:style-name="T5">Locate the amino acids you identified in the previous question in the sequence alignment you created in question d. Are these amino acids conserved or not? Explain why do you think this is happening?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31T09:38:17.404829851</meta:creation-date>
    <dc:date>2024-03-11T12:18:00.238723056</dc:date>
    <meta:editing-duration>PT8H52M38S</meta:editing-duration>
    <meta:editing-cycles>152</meta:editing-cycles>
    <meta:generator>LibreOffice/7.3.7.2$Linux_X86_64 LibreOffice_project/30$Build-2</meta:generator>
    <meta:document-statistic meta:table-count="0" meta:image-count="0" meta:object-count="0" meta:page-count="3" meta:paragraph-count="71" meta:word-count="806" meta:character-count="5439" meta:non-whitespace-character-count="4679"/>
  </office:meta>
</office:document-meta>
</file>